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8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4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73cm" fo:min-width="5.9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8.2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9.6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7cm" fo:min-width="5.979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1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2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1cm" fo:min-width="16.8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9cm"/>
    </style:style>
    <style:style style:name="gr19" style:family="graphic" style:parent-style-name="standard">
      <style:graphic-properties draw:stroke="none" draw:fill="none" draw:ole-draw-aspect="1"/>
    </style:style>
    <style:style style:name="gr20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16.44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07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title">
      <style:graphic-properties fo:min-height="3.481cm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style:font-name="Courier New1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ert J. Harriso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905cm" svg:height="16.447cm" svg:x="1.27cm" svg:y="1.552cm" presentation:class="title" presentation:user-transformed="true">
          <draw:text-box>
            <text:p>Poor Parallel Program Performance?<text:line-break/><text:line-break/>Bothersome Bad Bugs?<text:line-break/><text:line-break/>Sloppy, Slow, Software?<text:line-break/><text:line-break/><text:line-break/><text:span text:style-name="T1">Robert J. Harrison</text:span><text:span text:style-name="T1"><text:line-break/></text:span><text:span text:style-name="T1"><text:line-break/></text:span><text:span text:style-name="T1">Stony Brook Un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27cm" svg:height="3.074cm" svg:x="1.4cm" svg:y="1.27cm" presentation:class="title" presentation:user-transformed="true">
          <draw:text-box>
            <text:p>When writing any program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Correctness is the primary concern</text:p>
                <text:list>
                  <text:list-item>
                    <text:p>Parallel programs have creative ways of going wrong</text:p>
                  </text:list-item>
                </text:list>
                <text:p/>
              </text:list-item>
              <text:list-item>
                <text:p>Why are you writing a parallel program?</text:p>
                <text:list>
                  <text:list-item>
                    <text:p>To use the resources (memory, compute power, ...) of the parallel computer to solve a big problem fast</text:p>
                  </text:list-item>
                </text:list>
                <text:p/>
              </text:list-item>
              <text:list-item>
                <text:p>For parallel programs, performance is a correctness iss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etting it right the first time –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are your objectives?</text:p>
                <text:list>
                  <text:list-item>
                    <text:p>What sort of parallel computer?</text:p>
                  </text:list-item>
                  <text:list-item>
                    <text:p>How big a problem?</text:p>
                  </text:list-item>
                  <text:list-item>
                    <text:p>How fast a solution?</text:p>
                  </text:list-item>
                  <text:list-item>
                    <text:p>How many processors?</text:p>
                  </text:list-item>
                  <text:list-item>
                    <text:p>How portable?</text:p>
                    <text:p/>
                  </text:list-item>
                </text:list>
              </text:list-item>
              <text:list-item>
                <text:p>You can reason about program performance by constructing a performanc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6.985cm" svg:height="15.875cm" svg:x="20.32cm" svg:y="1.6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7" draw:layer="layout" svg:width="25.199cm" svg:height="3.481cm" svg:x="1.4cm" svg:y="0.85cm" presentation:class="title" presentation:user-transformed="true">
          <draw:text-box>
            <text:p>If you have an infinitely fast processor ...</text:p>
          </draw:text-box>
        </draw:frame>
        <draw:frame presentation:style-name="pr4" draw:layer="layout" svg:width="25.199cm" svg:height="13.859cm" svg:x="1.4cm" svg:y="5.514cm" presentation:class="outline" presentation:user-transformed="true">
          <draw:text-box>
            <text:list text:style-name="L2">
              <text:list-item>
                <text:p>How fast can you compute?</text:p>
                <text:list>
                  <text:list-item>
                    <text:p>As fast as you can get data to it</text:p>
                    <text:p/>
                  </text:list-item>
                </text:list>
              </text:list-item>
              <text:list-item>
                <text:p>Data motion is more often the bottleneck than how fast computation actually happens</text:p>
                <text:list>
                  <text:list-item>
                    <text:p>FLOPs are free</text:p>
                  </text:list-item>
                  <text:list-item>
                    <text:p>Bandwidth is expensive (power and pric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tency and bandwidt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tency – startup time</text:p>
                <text:list>
                  <text:list-item>
                    <text:p>Cost of operating on zero elements</text:p>
                  </text:list-item>
                </text:list>
              </text:list-item>
              <text:list-item>
                <text:p>Bandwidth – steady state #elements / unit time</text:p>
              </text:list-item>
            </text:list>
          </draw:text-box>
        </draw:frame>
        <draw:custom-shape draw:style-name="gr3" draw:text-style-name="P1" xml:id="id1" draw:id="id1" draw:layer="layout" svg:width="3.81cm" svg:height="3.81cm" svg:x="3.81cm" svg:y="1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1cm" svg:height="3.81cm" svg:x="15.24cm" svg:y="12.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2cm" svg:y1="12.7cm" svg:x2="15.24cm" svg:y2="14.605cm" draw:start-shape="id1" draw:start-glue-point="1" draw:end-shape="id2" draw:end-glue-point="3" svg:d="M7620 12700l7620 1905" svg:viewBox="0 0 7621 1906">
          <text:p/>
        </draw:connector>
        <draw:frame draw:style-name="gr5" draw:layer="layout" svg:width="7.62cm" svg:height="1.524cm" svg:x="19.05cm" svg:y="10.54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7.62cm" svg:height="1.524cm" svg:x="19.05cm" svg:y="10.54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17.788cm" svg:height="2.996cm" svg:x="0.635cm" svg:y="16.5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81cm" svg:x="1.4cm" svg:y="0.85cm" presentation:class="title" presentation:user-transformed="true">
          <draw:text-box>
            <text:p>Matrix multiplication on a <text:line-break/>simple sequential computer - I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p><text:span text:style-name="T2">for i=1 to N</text:span><text:span text:style-name="T2"><text:line-break/></text:span><text:span text:style-name="T2"> <text:s text:c="3"/>for j=1 to N</text:span><text:span text:style-name="T2"><text:line-break/></text:span><text:span text:style-name="T2"> <text:s text:c="7"/>sum = 0.0</text:span><text:span text:style-name="T2"><text:line-break/></text:span><text:span text:style-name="T2"> <text:s text:c="7"/>for k=1 to N</text:span><text:span text:style-name="T2"><text:line-break/></text:span><text:span text:style-name="T2"> <text:s text:c="11"/>sum += A[i,k] * B[k,j]</text:span><text:span text:style-name="T2"><text:line-break/></text:span><text:span text:style-name="T2"> <text:s text:c="7"/>C[i,j] = sum</text:span></text:p>
          </draw:text-box>
        </draw:frame>
        <draw:frame draw:style-name="gr5" draw:layer="layout" svg:width="7.62cm" svg:height="3.2cm" svg:x="17.145cm" svg:y="5.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3" draw:id="id3" draw:layer="layout" svg:width="1.27cm" svg:height="1.27cm" svg:x="3.175cm" svg:y="13.9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6.35cm" svg:height="1.27cm" svg:x="0.691cm" svg:y="17.689cm">
          <text:p text:style-name="P1">Memor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81cm" svg:y1="15.24cm" svg:x2="3.866cm" svg:y2="17.689cm" draw:start-shape="id3" draw:start-glue-point="2" draw:end-shape="id4" draw:end-glue-point="0" svg:d="M3810 15240l56 2449" svg:viewBox="0 0 57 2450">
          <text:p/>
        </draw:connector>
        <draw:frame draw:style-name="gr5" draw:layer="layout" svg:width="10.005cm" svg:height="2.987cm" svg:x="16.51cm" svg:y="12.06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3" draw:layer="layout" svg:width="7.927cm" svg:height="3.723cm" svg:x="17.145cm" svg:y="15.875cm">
          <draw:text-box>
            <text:p><text:span text:style-name="T3">A read with unit stride</text:span></text:p>
            <text:p><text:span text:style-name="T3">B read with stride N</text:span></text:p>
            <text:p><text:span text:style-name="T3"/></text:p>
            <text:p><text:span text:style-name="T3">Disaster!</text:span></text:p>
          </draw:text-box>
        </draw:frame>
        <draw:frame draw:style-name="gr10" draw:text-style-name="P4" draw:layer="layout" svg:width="6.479cm" svg:height="5.823cm" svg:x="7.62cm" svg:y="13.925cm">
          <draw:text-box>
            <text:p><text:span text:style-name="T4">Compute </text:span></text:p>
            <text:p><text:span text:style-name="T4"><text:tab/></text:span><text:span text:style-name="T4">8 GFLOP/s</text:span></text:p>
            <text:p><text:span text:style-name="T4">Memory bandwidth</text:span></text:p>
            <text:p><text:span text:style-name="T4"><text:tab/></text:span><text:span text:style-name="T4">1 GWord/s</text:span></text:p>
            <text:p><text:span text:style-name="T4">Memory latency</text:span></text:p>
            <text:p><text:span text:style-name="T4"><text:tab/></text:span><text:span text:style-name="T4">0.2 to 2us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81cm" svg:x="1.4cm" svg:y="0.85cm" presentation:class="title" presentation:user-transformed="true">
          <draw:text-box>
            <text:p>Matrix multiplication on a <text:line-break/>simple sequential computer - II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p><text:span text:style-name="T2">for i=1 to N</text:span><text:span text:style-name="T2"><text:line-break/></text:span><text:span text:style-name="T2"> <text:s text:c="3"/>for k=1 to N</text:span><text:span text:style-name="T2"><text:line-break/></text:span><text:span text:style-name="T2"> <text:s text:c="7"/>aik = A[i,k]</text:span><text:span text:style-name="T2"><text:line-break/></text:span><text:span text:style-name="T2"> <text:s text:c="7"/>for j=1 to N</text:span><text:span text:style-name="T2"><text:line-break/></text:span><text:span text:style-name="T2"> <text:s text:c="11"/>C[i,j] += aik * B[k,j]</text:span><text:span text:style-name="T2"><text:line-break/></text:span><text:span text:style-name="T2"> <text:s text:c="7"/></text:span></text:p>
          </draw:text-box>
        </draw:frame>
        <draw:frame draw:style-name="gr5" draw:layer="layout" svg:width="7.62cm" svg:height="3.2cm" svg:x="17.145cm" svg:y="5.0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5" xml:id="id5" draw:id="id5" draw:layer="layout" svg:width="1.27cm" svg:height="1.27cm" svg:x="3.175cm" svg:y="13.97cm">
          <text:p text:style-name="P1"><text:span text:style-name="T5">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6.35cm" svg:height="1.27cm" svg:x="0.691cm" svg:y="17.689cm">
          <text:p text:style-name="P1"><text:span text:style-name="T5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81cm" svg:y1="15.24cm" svg:x2="3.866cm" svg:y2="17.689cm" draw:start-shape="id5" draw:start-glue-point="2" draw:end-shape="id6" draw:end-glue-point="0" svg:d="M3810 15240l56 2449" svg:viewBox="0 0 57 2450">
          <text:p/>
        </draw:connector>
        <draw:frame draw:style-name="gr5" draw:layer="layout" svg:width="12.788cm" svg:height="2.997cm" svg:x="14.61cm" svg:y="12.0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3" draw:layer="layout" svg:width="8.744cm" svg:height="3.723cm" svg:x="16.44cm" svg:y="15.928cm">
          <draw:text-box>
            <text:p><text:span text:style-name="T3">B read with unit stride</text:span></text:p>
            <text:p><text:span text:style-name="T3">C written with unit stride</text:span></text:p>
            <text:p><text:span text:style-name="T3"/></text:p>
            <text:p><text:span text:style-name="T3">12.5% of peak speed</text:span></text:p>
          </draw:text-box>
        </draw:frame>
        <draw:frame draw:style-name="gr10" draw:text-style-name="P4" draw:layer="layout" svg:width="6.479cm" svg:height="5.823cm" svg:x="7.62cm" svg:y="13.925cm">
          <draw:text-box>
            <text:p><text:span text:style-name="T4">Compute </text:span></text:p>
            <text:p><text:span text:style-name="T4"><text:tab/></text:span><text:span text:style-name="T4">8 GFLOP/s</text:span></text:p>
            <text:p><text:span text:style-name="T4">Memory bandwidth</text:span></text:p>
            <text:p><text:span text:style-name="T4"><text:tab/></text:span><text:span text:style-name="T4">1 GWord/s</text:span></text:p>
            <text:p><text:span text:style-name="T4">Memory latency</text:span></text:p>
            <text:p><text:span text:style-name="T4"><text:tab/></text:span><text:span text:style-name="T4">0.2 to 2us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81cm" svg:x="1.4cm" svg:y="0.85cm" presentation:class="title" presentation:user-transformed="true">
          <draw:text-box>
            <text:p>Matrix multiplication on a <text:line-break/>simple sequential computer - III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p><text:span text:style-name="T2">for i=1 to N</text:span><text:span text:style-name="T2"><text:line-break/></text:span><text:span text:style-name="T2"> <text:s text:c="3"/>for k=1 to N</text:span><text:span text:style-name="T2"><text:line-break/></text:span><text:span text:style-name="T2"> <text:s text:c="7"/>aik = A[i,k]</text:span><text:span text:style-name="T2"><text:line-break/></text:span><text:span text:style-name="T2"> <text:s text:c="7"/>for j=1 to N</text:span><text:span text:style-name="T2"><text:line-break/></text:span><text:span text:style-name="T2"> <text:s text:c="11"/>C[i,j] += aik * B[k,j]</text:span><text:span text:style-name="T2"><text:line-break/></text:span><text:span text:style-name="T2"> <text:s text:c="7"/></text:span></text:p>
          </draw:text-box>
        </draw:frame>
        <draw:frame draw:style-name="gr5" draw:layer="layout" svg:width="7.62cm" svg:height="3.2cm" svg:x="17.145cm" svg:y="5.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5" xml:id="id9" draw:id="id9" draw:layer="layout" svg:width="1.27cm" svg:height="1.27cm" svg:x="3.275cm" svg:y="10.57cm">
          <text:p text:style-name="P1"><text:span text:style-name="T5">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6.35cm" svg:height="1.27cm" svg:x="0.691cm" svg:y="17.689cm">
          <text:p text:style-name="P1"><text:span text:style-name="T5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5.24cm" svg:x2="3.866cm" svg:y2="17.689cm" draw:start-shape="id7" draw:start-glue-point="2" draw:end-shape="id8" draw:end-glue-point="0" svg:d="M3927 15240l-61 2449" svg:viewBox="0 0 62 2450">
          <text:p/>
        </draw:connector>
        <draw:frame draw:style-name="gr5" draw:layer="layout" svg:width="12.788cm" svg:height="2.997cm" svg:x="14.61cm" svg:y="12.06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3" draw:layer="layout" svg:width="10.107cm" svg:height="4.591cm" svg:x="16.44cm" svg:y="15.628cm">
          <draw:text-box>
            <text:p><text:span text:style-name="T3">B read with unit stride</text:span></text:p>
            <text:p><text:span text:style-name="T3">C written with unit stride</text:span></text:p>
            <text:p><text:span text:style-name="T3"/></text:p>
            <text:p><text:span text:style-name="T3">66% speed ... iff B&amp;C small </text:span><text:span text:style-name="T3"><text:line-break/></text:span><text:span text:style-name="T3">enough to fit in cache</text:span></text:p>
          </draw:text-box>
        </draw:frame>
        <draw:frame draw:style-name="gr13" draw:text-style-name="P4" draw:layer="layout" svg:width="6.479cm" svg:height="9.007cm" svg:x="7.62cm" svg:y="11.325cm">
          <draw:text-box>
            <text:p><text:span text:style-name="T4">Compute </text:span></text:p>
            <text:p><text:span text:style-name="T4"><text:tab/></text:span><text:span text:style-name="T4">8 GFLOP/s</text:span></text:p>
            <text:p><text:span text:style-name="T4">Cache bandwidth</text:span></text:p>
            <text:p><text:span text:style-name="T4"><text:tab/></text:span><text:span text:style-name="T4">8 GWord/s</text:span></text:p>
            <text:p><text:span text:style-name="T4">Cache latency</text:span></text:p>
            <text:p><text:span text:style-name="T4"><text:tab/></text:span><text:span text:style-name="T4">0.5ns</text:span><text:span text:style-name="T4"><text:tab/></text:span></text:p>
            <text:p><text:span text:style-name="T4">Memory bandwidth</text:span></text:p>
            <text:p><text:span text:style-name="T4"><text:tab/></text:span><text:span text:style-name="T4">1 GWord/s</text:span></text:p>
            <text:p><text:span text:style-name="T4">Memory latency</text:span></text:p>
            <text:p><text:span text:style-name="T4"><text:tab/></text:span><text:span text:style-name="T4">0.2 to 2us</text:span></text:p>
            <text:p><text:span text:style-name="T4"/></text:p>
          </draw:text-box>
        </draw:frame>
        <draw:custom-shape draw:style-name="gr14" draw:text-style-name="P1" xml:id="id7" draw:id="id7" draw:layer="layout" svg:width="3.175cm" svg:height="1.27cm" svg:x="2.34cm" svg:y="13.97cm">
          <text:p text:style-name="P1">Cach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3.97cm" svg:x2="3.91cm" svg:y2="11.84cm" draw:start-shape="id7" draw:start-glue-point="0" draw:end-shape="id9" draw:end-glue-point="2" svg:d="M3927 13970l-17-2130" svg:viewBox="0 0 18 213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81cm" svg:x="1.4cm" svg:y="0.85cm" presentation:class="title" presentation:user-transformed="true">
          <draw:text-box>
            <text:p>Matrix multiplication on a <text:line-break/>simple sequential computer - IV</text:p>
          </draw:text-box>
        </draw:frame>
        <draw:frame presentation:style-name="pr4" draw:text-style-name="P2" draw:layer="layout" svg:width="28cm" svg:height="13.859cm" svg:x="0cm" svg:y="4.314cm" presentation:class="outline" presentation:user-transformed="true">
          <draw:text-box>
            <text:p><text:span text:style-name="T2">for tiles of i</text:span><text:span text:style-name="T2"><text:line-break/></text:span><text:span text:style-name="T2"> <text:s text:c="3"/>for tiles of j</text:span><text:span text:style-name="T2"><text:line-break/></text:span><text:span text:style-name="T2"> <text:s text:c="7"/>for k=1 to N</text:span><text:span text:style-name="T2"><text:line-break/></text:span><text:span text:style-name="T2"> <text:s text:c="11"/>for i in tile</text:span><text:span text:style-name="T2"><text:line-break/></text:span><text:span text:style-name="T2"> <text:s text:c="15"/>aik = A[i,k]</text:span><text:span text:style-name="T2"><text:line-break/></text:span><text:span text:style-name="T2"> <text:s text:c="15"/>for j in tile</text:span><text:span text:style-name="T2"><text:line-break/></text:span><text:span text:style-name="T2"> <text:s text:c="19"/>C[i,j] += aik*B[k,j]</text:span><text:span text:style-name="T2"><text:line-break/></text:span><text:span text:style-name="T2"> <text:s text:c="7"/></text:span></text:p>
          </draw:text-box>
        </draw:frame>
        <draw:frame draw:style-name="gr5" draw:layer="layout" svg:width="7.62cm" svg:height="3.2cm" svg:x="18.415cm" svg:y="6.9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6" draw:text-style-name="P5" xml:id="id12" draw:id="id12" draw:layer="layout" svg:width="1.27cm" svg:height="1.27cm" svg:x="3.275cm" svg:y="10.57cm">
          <text:p text:style-name="P1"><text:span text:style-name="T5">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1" draw:id="id11" draw:layer="layout" svg:width="6.35cm" svg:height="1.27cm" svg:x="0.691cm" svg:y="17.689cm">
          <text:p text:style-name="P1"><text:span text:style-name="T5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5.24cm" svg:x2="3.866cm" svg:y2="17.689cm" draw:start-shape="id10" draw:start-glue-point="2" draw:end-shape="id11" draw:end-glue-point="0" svg:d="M3927 15240l-61 2449" svg:viewBox="0 0 62 2450">
          <text:p/>
        </draw:connector>
        <draw:custom-shape draw:style-name="gr14" draw:text-style-name="P5" xml:id="id10" draw:id="id10" draw:layer="layout" svg:width="3.175cm" svg:height="1.27cm" svg:x="2.34cm" svg:y="13.97cm">
          <text:p text:style-name="P1"><text:span text:style-name="T5">Cach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3.97cm" svg:x2="3.91cm" svg:y2="11.84cm" draw:start-shape="id10" draw:start-glue-point="0" draw:end-shape="id12" draw:end-glue-point="2" svg:d="M3927 13970l-17-2130" svg:viewBox="0 0 18 2131">
          <text:p/>
        </draw:connector>
        <draw:frame draw:style-name="gr15" draw:text-style-name="P4" draw:layer="layout" svg:width="16.627cm" svg:height="7.415cm" svg:x="8.89cm" svg:y="13.55cm">
          <draw:text-box>
            <text:p><text:span text:style-name="T4">Choose tile size T so that 2*T*T fits into cache</text:span></text:p>
            <text:p><text:span text:style-name="T4">Usually must do this empirically</text:span></text:p>
            <text:p><text:span text:style-name="T4"/></text:p>
            <text:p><text:span text:style-name="T4">Memory motion and compute take the same time</text:span></text:p>
            <text:p><text:span text:style-name="T4"/></text:p>
            <text:p><text:span text:style-name="T4">Assuming compute and memory motion can be</text:span></text:p>
            <text:p><text:span text:style-name="T4">overlapped we are now running at 66% peak speed</text:span></text:p>
            <text:p><text:span text:style-name="T4"/></text:p>
            <text:p><text:span text:style-name="T4">To get peak speed must keep C in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81cm" svg:x="1.4cm" svg:y="0.85cm" presentation:class="title" presentation:user-transformed="true">
          <draw:text-box>
            <text:p>Matrix multiplication on a <text:line-break/>simple sequential computer - V</text:p>
          </draw:text-box>
        </draw:frame>
        <draw:frame presentation:style-name="pr4" draw:text-style-name="P2" draw:layer="layout" svg:width="28cm" svg:height="13.859cm" svg:x="-0.001cm" svg:y="4.314cm" presentation:class="outline" presentation:user-transformed="true">
          <draw:text-box>
            <text:p><text:span text:style-name="T2">for tiles of i</text:span><text:span text:style-name="T2"><text:line-break/></text:span><text:span text:style-name="T2"> <text:s text:c="3"/>for tiles of j</text:span><text:span text:style-name="T2"><text:line-break/></text:span><text:span text:style-name="T2"> <text:s text:c="7"/>for k=1 to N</text:span><text:span text:style-name="T2"><text:line-break/></text:span><text:span text:style-name="T2"> <text:s text:c="11"/>for i in tile</text:span><text:span text:style-name="T2"><text:line-break/></text:span><text:span text:style-name="T2"> <text:s text:c="15"/>aik = A[i,k]</text:span><text:span text:style-name="T2"><text:line-break/></text:span><text:span text:style-name="T2"> <text:s text:c="15"/>load C[i,*]into R[*]</text:span><text:span text:style-name="T2"><text:line-break/></text:span><text:span text:style-name="T2"> <text:s text:c="15"/>for j in tile</text:span><text:span text:style-name="T2"><text:line-break/></text:span><text:span text:style-name="T2"> <text:s text:c="19"/>R[j] += aik*B[k,j]</text:span><text:span text:style-name="T2"><text:line-break/></text:span><text:span text:style-name="T2"> <text:s text:c="15"/>store R[*] into C[i,*]</text:span><text:span text:style-name="T2"><text:line-break/></text:span><text:span text:style-name="T2"> <text:s text:c="7"/></text:span></text:p>
          </draw:text-box>
        </draw:frame>
        <draw:frame draw:style-name="gr5" draw:layer="layout" svg:width="7.62cm" svg:height="3.2cm" svg:x="18.415cm" svg:y="6.9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6" draw:text-style-name="P5" xml:id="id15" draw:id="id15" draw:layer="layout" svg:width="1.27cm" svg:height="1.27cm" svg:x="3.275cm" svg:y="10.57cm">
          <text:p text:style-name="P1"><text:span text:style-name="T5">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4" draw:id="id14" draw:layer="layout" svg:width="6.35cm" svg:height="1.27cm" svg:x="0.691cm" svg:y="17.689cm">
          <text:p text:style-name="P1"><text:span text:style-name="T5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5.24cm" svg:x2="3.866cm" svg:y2="17.689cm" draw:start-shape="id13" draw:start-glue-point="2" draw:end-shape="id14" draw:end-glue-point="0" svg:d="M3927 15240l-61 2449" svg:viewBox="0 0 62 2450">
          <text:p/>
        </draw:connector>
        <draw:custom-shape draw:style-name="gr14" draw:text-style-name="P5" xml:id="id13" draw:id="id13" draw:layer="layout" svg:width="3.175cm" svg:height="1.27cm" svg:x="2.34cm" svg:y="13.97cm">
          <text:p text:style-name="P1"><text:span text:style-name="T5">Cach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927cm" svg:y1="13.97cm" svg:x2="3.91cm" svg:y2="11.84cm" draw:start-shape="id13" draw:start-glue-point="0" draw:end-shape="id15" draw:end-glue-point="2" svg:d="M3927 13970l-17-2130" svg:viewBox="0 0 18 2131">
          <text:p/>
        </draw:connector>
        <draw:frame draw:style-name="gr16" draw:text-style-name="P7" draw:layer="layout" svg:width="17.795cm" svg:height="4.517cm" svg:x="9.01cm" svg:y="15.955cm">
          <draw:text-box>
            <text:p><text:span text:style-name="T6">Now we are running at full speed</text:span></text:p>
            <text:p><text:span text:style-name="T6"/></text:p>
            <text:p><text:span text:style-name="T6">Depressing conclusion is that we must tile for every level</text:span><text:span text:style-name="T6"><text:line-break/></text:span><text:span text:style-name="T6">of the memory hierarchy</text:span></text:p>
            <text:p><text:span text:style-name="T6"/></text:p>
            <text:p><text:span text:style-name="T6">This applies equally to distributed memory compu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Parallel Algorith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of the complexity of sequential algorithms</text:p>
                <text:list>
                  <text:list-item>
                    <text:p>Plus ...</text:p>
                  </text:list-item>
                </text:list>
              </text:list-item>
              <text:list-item>
                <text:p>Concurrency</text:p>
                <text:list>
                  <text:list-item>
                    <text:p>Gotta keep everyone equally busy</text:p>
                  </text:list-item>
                </text:list>
              </text:list-item>
              <text:list-item>
                <text:p>Additional levels in the memory hierarchy</text:p>
                <text:list>
                  <text:list-item>
                    <text:p>Cache and memory of other processors</text:p>
                  </text:list-item>
                </text:list>
              </text:list-item>
              <text:list-item>
                <text:p>Contention</text:p>
                <text:list>
                  <text:list-item>
                    <text:p>Literally processes fighting over w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Weak and strong scal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rong scaling</text:p>
                <text:list>
                  <text:list-item>
                    <text:p>Fixed problem size as increase number of processors</text:p>
                    <text:p/>
                  </text:list-item>
                </text:list>
              </text:list-item>
              <text:list-item>
                <text:p>Weak scaling</text:p>
                <text:list>
                  <text:list-item>
                    <text:p>Increase the problem size as increase number of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Speedup, efficiency, iso-efficiency</text:p>
          </draw:text-box>
        </draw:frame>
        <draw:frame draw:style-name="gr5" draw:layer="layout" svg:width="18.267cm" svg:height="9.053cm" svg:x="2.54cm" svg:y="6.14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7" draw:text-style-name="P4" draw:layer="layout" svg:width="17.308cm" svg:height="4.231cm" svg:x="10.16cm" svg:y="13.605cm">
          <draw:text-box>
            <text:p><text:span text:style-name="T4">isoefficiency : running time of problem size N required</text:span><text:span text:style-name="T4"><text:line-break/></text:span><text:span text:style-name="T4">to get specified efficiency on P processors</text:span><text:span text:style-name="T4"><text:line-break/></text:span><text:span text:style-name="T4">... for perfect weak scaling is a constant </text:span></text:p>
            <text:p><text:span text:style-name="T4">... for perfect strong scaling is a decreasing</text:span></text:p>
            <text:p><text:span text:style-name="T4"><text:s text:c="4"/></text:span><text:span text:style-name="T4">function of 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71cm" svg:y="1.189cm" presentation:class="title" presentation:user-transformed="true">
          <draw:text-box>
            <text:p>Amdahl’s Law</text:p>
          </draw:text-box>
        </draw:frame>
        <draw:frame presentation:style-name="pr4" draw:layer="layout" svg:width="25.199cm" svg:height="13.859cm" svg:x="1.1cm" svg:y="5.414cm" presentation:class="outline" presentation:user-transformed="true">
          <draw:text-box>
            <text:list text:style-name="L2">
              <text:list-item>
                <text:p>Assume </text:p>
                <text:list>
                  <text:list-item>
                    <text:p>Sequential component (or equivalently a part that each process must repeat)</text:p>
                  </text:list-item>
                  <text:list-item>
                    <text:p>Perfectly parallel component</text:p>
                  </text:list-item>
                </text:list>
              </text:list-item>
              <text:list-item>
                <text:p>Maximum speed up is </text:p>
              </text:list-item>
            </text:list>
          </draw:text-box>
        </draw:frame>
        <draw:frame draw:style-name="gr5" draw:layer="layout" svg:width="10.16cm" svg:height="3.708cm" svg:x="15.51cm" svg:y="3.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24.5cm" svg:height="5.78cm" svg:x="1.212cm" svg:y="12.63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layer="layout" svg:width="6.259cm" svg:height="0.962cm" svg:x="17.988cm" svg:y="17.58cm">
          <draw:text-box>
            <text:p>50% efficiency when</text:p>
          </draw:text-box>
        </draw:frame>
        <draw:frame draw:style-name="gr5" draw:layer="layout" svg:width="3.81cm" svg:height="2.769cm" svg:x="23.965cm" svg:y="16.59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Amdahl’s law in action</text:p>
          </draw:text-box>
        </draw:frame>
        <draw:frame draw:style-name="gr19" draw:layer="layout" svg:width="22.142cm" svg:height="13.335cm" svg:x="1.353cm" svg:y="4.4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8.19cm" svg:height="2.667cm" svg:x="17.145cm" svg:y="17.65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0" draw:text-style-name="P1" draw:layer="layout" svg:x1="15.64cm" svg:y1="16.51cm" svg:x2="15.64cm" svg:y2="4.44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Conten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 processes trying to</text:p>
                <text:list>
                  <text:list-item>
                    <text:p>Read the same memory location or bank</text:p>
                  </text:list-item>
                  <text:list-item>
                    <text:p>Send a message over the same wire</text:p>
                  </text:list-item>
                  <text:list-item>
                    <text:p>Compute on the same processor</text:p>
                  </text:list-item>
                </text:list>
              </text:list-item>
              <text:list-item>
                <text:p>Execution is serialized</text:p>
                <text:list>
                  <text:list-item>
                    <text:p>Equivalent to reducing execution rate</text:p>
                  </text:list-item>
                  <text:list-item>
                    <text:p>E.g., P processes trying simultaneously to send data over a link of bandwidth B</text:p>
                    <text:list>
                      <text:list-item>
                        <text:p>Each process sees bandwidth B/P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New failure mod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ce conditions</text:p>
                <text:list>
                  <text:list-item>
                    <text:p>Read before/after write</text:p>
                  </text:list-item>
                  <text:list-item>
                    <text:p>Concept of atomicity</text:p>
                  </text:list-item>
                </text:list>
              </text:list-item>
              <text:list-item>
                <text:p>Dead/live lock</text:p>
              </text:list-item>
              <text:list-item>
                <text:p>Hangs</text:p>
              </text:list-item>
              <text:list-item>
                <text:p>Exhausting buffer space</text:p>
              </text:list-item>
              <text:list-item>
                <text:p>Oversubscribed resources</text:p>
                <text:list>
                  <text:list-item>
                    <text:p>Exponential slow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>
          <draw:text-box>
            <text:p>Safe programming mode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models are designed to eliminate some types of errors</text:p>
                <text:list>
                  <text:list-item>
                    <text:p>Communicating sequential processes (CSP, Hoare)</text:p>
                  </text:list-item>
                  <text:list-item>
                    <text:p>MPI safe message passing</text:p>
                  </text:list-item>
                  <text:list-item>
                    <text:p>Bulk synchronous program (BSP)</text:p>
                  </text:list-item>
                  <text:list-item>
                    <text:p>OpenMP data parallel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Harrison</meta:initial-creator>
    <meta:creation-date>2009-08-02T20:59:49</meta:creation-date>
    <meta:editing-duration>PT5H36M1S</meta:editing-duration>
    <meta:editing-cycles>20</meta:editing-cycles>
    <dc:date>2014-07-16T06:54:16.764883074</dc:date>
    <meta:generator>LibreOffice/4.3.7.2$Linux_X86_64 LibreOffice_project/430m0$Build-2</meta:gener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row>
            <math:mi>i</math:mi>
            <math:mi>j</math:mi>
          </math:mrow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row>
              <math:mi>i</math:mi>
              <math:mi>k</math:mi>
            </math:mrow>
          </math:msub>
        </math:mrow>
      </math:mrow>
      <math:msub>
        <math:mi>b</math:mi>
        <math:mrow>
          <math:mi>k</math:mi>
          <math:mi>j</math:mi>
        </math:mrow>
      </math:msub>
    </math:mrow>
    <math:annotation math:encoding="StarMath 5.0">c_{i j} = sum from {k=1} to N a_{i k} b_{k j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i>P</math:mi>
          <math:mo math:stretchy="false">)</math:mo>
        </math:mrow>
        <math:mo math:stretchy="false">=</math:mo>
        <math:mrow>
          <math:msub>
            <math:mi>t</math:mi>
            <math:mi math:fontstyle="italic">seq</math:mi>
          </math:msub>
          <math:mo math:stretchy="false">+</math:mo>
          <math:mfrac>
            <math:msub>
              <math:mi>t</math:mi>
              <math:mi math:fontstyle="italic">par</math:mi>
            </math:msub>
            <math:mi>P</math:mi>
          </math:mfrac>
        </math:mrow>
      </math:mrow>
    </math:mrow>
    <math:annotation math:encoding="StarMath 5.0">t(P) = t_seq + {t_par} over 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row>
            <math:mo math:stretchy="false">(</math:mo>
            <math:mi>P</math:mi>
            <math:mo math:stretchy="false">)</math:mo>
          </math:mrow>
          <math:mo math:stretchy="false">=</math:mo>
          <math:mfrac>
            <math:mrow>
              <math:mi>t</math:mi>
              <math:mrow>
                <math:mo math:stretchy="false">(</math:mo>
                <math:mn>0</math:mn>
                <math:mo math:stretchy="false">)</math:mo>
              </math:mrow>
            </math:mrow>
            <math:mrow>
              <math:mi>t</math:mi>
              <math:mrow>
                <math:mo math:stretchy="false">(</math:mo>
                <math:mi>P</math:mi>
                <math:mo math:stretchy="false">)</math:mo>
              </math:mrow>
            </math:mrow>
          </math:mfrac>
        </math:mrow>
        <math:mo math:stretchy="false">=</math:mo>
        <math:mfrac>
          <math:mrow>
            <math:msub>
              <math:mi>t</math:mi>
              <math:mi math:fontstyle="italic">seq</math:mi>
            </math:msub>
            <math:mo math:stretchy="false">+</math:mo>
            <math:msub>
              <math:mi>t</math:mi>
              <math:mi math:fontstyle="italic">par</math:mi>
            </math:msub>
          </math:mrow>
          <math:mrow>
            <math:msub>
              <math:mi>t</math:mi>
              <math:mi math:fontstyle="italic">seq</math:mi>
            </math:msub>
            <math:mo math:stretchy="false">+</math:mo>
            <math:mfrac>
              <math:msub>
                <math:mi>t</math:mi>
                <math:mi math:fontstyle="italic">par</math:mi>
              </math:msub>
              <math:mi>P</math:mi>
            </math:mfrac>
          </math:mrow>
        </math:mfrac>
      </math:mrow>
      <math:mi/>
      <math:mi>S</math:mi>
      <math:mrow>
        <math:mrow>
          <math:mo math:stretchy="false">(</math:mo>
          <math:mo math:stretchy="false">∞</math:mo>
          <math:mo math:stretchy="false">)</math:mo>
        </math:mrow>
        <math:mo math:stretchy="false">→</math:mo>
        <math:mfrac>
          <math:msub>
            <math:mi>t</math:mi>
            <math:mi math:fontstyle="italic">par</math:mi>
          </math:msub>
          <math:msub>
            <math:mi>t</math:mi>
            <math:mi math:fontstyle="italic">seq</math:mi>
          </math:msub>
        </math:mfrac>
      </math:mrow>
    </math:mrow>
    <math:annotation math:encoding="StarMath 5.0">S(P) = {t(0)} over {t(P)} = {t_seq + t_par} over {t_seq + {t_par} over P} ~ ~ ~ S(infinity) toward t_par over t_seq</math:annotation>
  </math:semantics>
</math: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graphic-properties draw:stroke="none" svg:stroke-color="#b3b3b3" draw:fill="none" draw:fill-color="#e6e6e6"/>
      <style:text-properties fo:font-size="10.5475034713745pt" style:font-size-asian="10.5475034713745pt" style:font-size-complex="10.5475034713745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0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>
      <style:chart-properties style:rotation-angle="0"/>
      <style:text-properties fo:font-size="11.8659420013428pt" style:font-size-asian="11.8659420013428pt" style:font-size-complex="11.8659420013428pt"/>
    </style:style>
    <style:style style:name="ch6" style:family="chart" style:data-style-name="N0">
      <style:chart-properties chart:display-label="true" chart:logarithmic="true" chart:minimum="10" chart:maximum="1000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12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link-data-style-to-source="false" chart:axis-position="end"/>
      <style:graphic-properties svg:stroke-color="#b3b3b3"/>
      <style:text-properties fo:font-size="12pt" style:font-size-asian="8pt" style:font-size-complex="8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43cm" svg:height="13.336cm" xlink:href="." xlink:type="simple" chart:class="chart:scatter" chart:style-name="ch1">
        <chart:legend chart:legend-position="end" svg:x="15.958cm" svg:y="1.17cm" style:legend-expansion="high" chart:style-name="ch2"/>
        <chart:plot-area chart:style-name="ch3" chart:data-source-has-labels="both" svg:x="0.556cm" svg:y="0.235cm" svg:width="20.689cm" svg:height="12.246cm">
          <chartooo:coordinate-region svg:x="1.76cm" svg:y="0.488cm" svg:width="18.651cm" svg:height="11.241cm"/>
          <chart:axis chart:dimension="x" chart:name="primary-x" chart:style-name="ch4" chartooo:axis-type="auto">
            <chart:title svg:x="10.739cm" svg:y="12.847cm" chart:style-name="ch5">
              <text:p>P</text:p>
            </chart:title>
            <chart:categories table:cell-range-address="local-table.$A$2:.$A$11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C$2:.$C$112" chart:label-cell-address="local-table.$B$1" chart:class="chart:scatter">
            <chart:domain table:cell-range-address="local-table.$B$2:.$B$112"/>
            <chart:data-point chart:repeated="111"/>
          </chart:series>
          <chart:series chart:attached-axis="secondary-y" chart:style-name="ch10" chart:values-cell-range-address="local-table.$D$2:.$D$112" chart:label-cell-address="local-table.$C$1" chart:class="chart:scatter">
            <chart:data-point chart:repeated="1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(p)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10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0">
                <text:p>510</text:p>
              </table:table-cell>
              <table:table-cell office:value-type="float" office:value="0.990196078431373">
                <text:p>0.99019607843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3.333333333333">
                <text:p>343.333333333333</text:p>
              </table:table-cell>
              <table:table-cell office:value-type="float" office:value="0.980582524271845">
                <text:p>0.980582524271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0">
                <text:p>260</text:p>
              </table:table-cell>
              <table:table-cell office:value-type="float" office:value="0.971153846153846">
                <text:p>0.971153846153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961904761904762">
                <text:p>0.961904761904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0.952830188679245">
                <text:p>0.952830188679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2.857142857143">
                <text:p>152.857142857143</text:p>
              </table:table-cell>
              <table:table-cell office:value-type="float" office:value="0.94392523364486">
                <text:p>0.94392523364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0.935185185185185">
                <text:p>0.93518518518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1.111111111111">
                <text:p>121.111111111111</text:p>
              </table:table-cell>
              <table:table-cell office:value-type="float" office:value="0.926605504587156">
                <text:p>0.926605504587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918181818181818">
                <text:p>0.91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.909090909091">
                <text:p>100.909090909091</text:p>
              </table:table-cell>
              <table:table-cell office:value-type="float" office:value="0.90990990990991">
                <text:p>0.90990990990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0.901785714285714">
                <text:p>0.9017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9230769230769">
                <text:p>86.9230769230769</text:p>
              </table:table-cell>
              <table:table-cell office:value-type="float" office:value="0.893805309734513">
                <text:p>0.893805309734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0.885964912280702">
                <text:p>0.885964912280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0.878260869565217">
                <text:p>0.878260869565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.5">
                <text:p>72.5</text:p>
              </table:table-cell>
              <table:table-cell office:value-type="float" office:value="0.870689655172414">
                <text:p>0.870689655172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.8235294117647">
                <text:p>68.8235294117647</text:p>
              </table:table-cell>
              <table:table-cell office:value-type="float" office:value="0.863247863247863">
                <text:p>0.863247863247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.5555555555556">
                <text:p>65.5555555555556</text:p>
              </table:table-cell>
              <table:table-cell office:value-type="float" office:value="0.85593220338983">
                <text:p>0.85593220338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2.6315789473684">
                <text:p>62.6315789473684</text:p>
              </table:table-cell>
              <table:table-cell office:value-type="float" office:value="0.848739495798319">
                <text:p>0.848739495798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0.841666666666667">
                <text:p>0.84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7.6190476190476">
                <text:p>57.6190476190476</text:p>
              </table:table-cell>
              <table:table-cell office:value-type="float" office:value="0.834710743801653">
                <text:p>0.834710743801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.4545454545455">
                <text:p>55.4545454545455</text:p>
              </table:table-cell>
              <table:table-cell office:value-type="float" office:value="0.827868852459016">
                <text:p>0.827868852459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.4782608695652">
                <text:p>53.4782608695652</text:p>
              </table:table-cell>
              <table:table-cell office:value-type="float" office:value="0.821138211382114">
                <text:p>0.821138211382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.4615384615385">
                <text:p>48.4615384615385</text:p>
              </table:table-cell>
              <table:table-cell office:value-type="float" office:value="0.801587301587302">
                <text:p>0.801587301587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7.037037037037">
                <text:p>47.037037037037</text:p>
              </table:table-cell>
              <table:table-cell office:value-type="float" office:value="0.795275590551181">
                <text:p>0.795275590551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0.7890625">
                <text:p>0.78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.4827586206897">
                <text:p>44.4827586206897</text:p>
              </table:table-cell>
              <table:table-cell office:value-type="float" office:value="0.782945736434108">
                <text:p>0.782945736434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0.776923076923077">
                <text:p>0.776923076923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2.258064516129">
                <text:p>42.258064516129</text:p>
              </table:table-cell>
              <table:table-cell office:value-type="float" office:value="0.770992366412214">
                <text:p>0.770992366412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1.25">
                <text:p>41.25</text:p>
              </table:table-cell>
              <table:table-cell office:value-type="float" office:value="0.765151515151515">
                <text:p>0.765151515151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.3030303030303">
                <text:p>40.3030303030303</text:p>
              </table:table-cell>
              <table:table-cell office:value-type="float" office:value="0.759398496240602">
                <text:p>0.759398496240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.4117647058823">
                <text:p>39.4117647058823</text:p>
              </table:table-cell>
              <table:table-cell office:value-type="float" office:value="0.753731343283582">
                <text:p>0.753731343283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0.748148148148148">
                <text:p>0.748148148148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0.742647058823529">
                <text:p>0.742647058823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.027027027027">
                <text:p>37.027027027027</text:p>
              </table:table-cell>
              <table:table-cell office:value-type="float" office:value="0.737226277372263">
                <text:p>0.737226277372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.3157894736842">
                <text:p>36.3157894736842</text:p>
              </table:table-cell>
              <table:table-cell office:value-type="float" office:value="0.731884057971015">
                <text:p>0.731884057971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5.6410256410256">
                <text:p>35.6410256410256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721428571428571">
                <text:p>0.721428571428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4.390243902439">
                <text:p>34.390243902439</text:p>
              </table:table-cell>
              <table:table-cell office:value-type="float" office:value="0.716312056737589">
                <text:p>0.716312056737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3.8095238095238">
                <text:p>33.8095238095238</text:p>
              </table:table-cell>
              <table:table-cell office:value-type="float" office:value="0.711267605633803">
                <text:p>0.711267605633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.2558139534884">
                <text:p>33.2558139534884</text:p>
              </table:table-cell>
              <table:table-cell office:value-type="float" office:value="0.706293706293706">
                <text:p>0.706293706293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.7272727272727">
                <text:p>32.7272727272727</text:p>
              </table:table-cell>
              <table:table-cell office:value-type="float" office:value="0.701388888888889">
                <text:p>0.7013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0.696551724137931">
                <text:p>0.6965517241379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1.7391304347826">
                <text:p>31.7391304347826</text:p>
              </table:table-cell>
              <table:table-cell office:value-type="float" office:value="0.691780821917808">
                <text:p>0.691780821917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.2765957446808">
                <text:p>31.2765957446808</text:p>
              </table:table-cell>
              <table:table-cell office:value-type="float" office:value="0.687074829931973">
                <text:p>0.6870748299319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0.682432432432432">
                <text:p>0.682432432432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.4081632653061">
                <text:p>30.4081632653061</text:p>
              </table:table-cell>
              <table:table-cell office:value-type="float" office:value="0.677852348993289">
                <text:p>0.677852348993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.6078431372549">
                <text:p>29.6078431372549</text:p>
              </table:table-cell>
              <table:table-cell office:value-type="float" office:value="0.66887417218543">
                <text:p>0.66887417218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.2307692307692">
                <text:p>29.2307692307692</text:p>
              </table:table-cell>
              <table:table-cell office:value-type="float" office:value="0.664473684210526">
                <text:p>0.66447368421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.8679245283019">
                <text:p>28.8679245283019</text:p>
              </table:table-cell>
              <table:table-cell office:value-type="float" office:value="0.660130718954248">
                <text:p>0.660130718954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8.5185185185185">
                <text:p>28.5185185185185</text:p>
              </table:table-cell>
              <table:table-cell office:value-type="float" office:value="0.655844155844156">
                <text:p>0.655844155844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.1818181818182">
                <text:p>28.1818181818182</text:p>
              </table:table-cell>
              <table:table-cell office:value-type="float" office:value="0.651612903225806">
                <text:p>0.65161290322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.8571428571429">
                <text:p>27.8571428571429</text:p>
              </table:table-cell>
              <table:table-cell office:value-type="float" office:value="0.647435897435897">
                <text:p>0.6474358974358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.5438596491228">
                <text:p>27.5438596491228</text:p>
              </table:table-cell>
              <table:table-cell office:value-type="float" office:value="0.643312101910828">
                <text:p>0.643312101910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2413793103448">
                <text:p>27.2413793103448</text:p>
              </table:table-cell>
              <table:table-cell office:value-type="float" office:value="0.639240506329114">
                <text:p>0.639240506329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9491525423729">
                <text:p>26.9491525423729</text:p>
              </table:table-cell>
              <table:table-cell office:value-type="float" office:value="0.635220125786163">
                <text:p>0.635220125786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0.63125">
                <text:p>0.6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.3934426229508">
                <text:p>26.3934426229508</text:p>
              </table:table-cell>
              <table:table-cell office:value-type="float" office:value="0.627329192546584">
                <text:p>0.627329192546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1290322580645">
                <text:p>26.1290322580645</text:p>
              </table:table-cell>
              <table:table-cell office:value-type="float" office:value="0.623456790123457">
                <text:p>0.623456790123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.8730158730159">
                <text:p>25.8730158730159</text:p>
              </table:table-cell>
              <table:table-cell office:value-type="float" office:value="0.619631901840491">
                <text:p>0.619631901840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.625">
                <text:p>25.625</text:p>
              </table:table-cell>
              <table:table-cell office:value-type="float" office:value="0.615853658536585">
                <text:p>0.615853658536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.3846153846154">
                <text:p>25.3846153846154</text:p>
              </table:table-cell>
              <table:table-cell office:value-type="float" office:value="0.612121212121212">
                <text:p>0.612121212121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5.1515151515152">
                <text:p>25.1515151515152</text:p>
              </table:table-cell>
              <table:table-cell office:value-type="float" office:value="0.608433734939759">
                <text:p>0.6084337349397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4.9253731343284">
                <text:p>24.9253731343284</text:p>
              </table:table-cell>
              <table:table-cell office:value-type="float" office:value="0.604790419161677">
                <text:p>0.604790419161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.7058823529412">
                <text:p>24.7058823529412</text:p>
              </table:table-cell>
              <table:table-cell office:value-type="float" office:value="0.601190476190476">
                <text:p>0.601190476190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4.4927536231884">
                <text:p>24.4927536231884</text:p>
              </table:table-cell>
              <table:table-cell office:value-type="float" office:value="0.597633136094675">
                <text:p>0.597633136094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4.2857142857143">
                <text:p>24.2857142857143</text:p>
              </table:table-cell>
              <table:table-cell office:value-type="float" office:value="0.594117647058823">
                <text:p>0.594117647058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.0845070422535">
                <text:p>24.0845070422535</text:p>
              </table:table-cell>
              <table:table-cell office:value-type="float" office:value="0.590643274853801">
                <text:p>0.590643274853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.8888888888889">
                <text:p>23.8888888888889</text:p>
              </table:table-cell>
              <table:table-cell office:value-type="float" office:value="0.587209302325581">
                <text:p>0.587209302325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3.6986301369863">
                <text:p>23.6986301369863</text:p>
              </table:table-cell>
              <table:table-cell office:value-type="float" office:value="0.583815028901734">
                <text:p>0.583815028901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3.5135135135135">
                <text:p>23.5135135135135</text:p>
              </table:table-cell>
              <table:table-cell office:value-type="float" office:value="0.580459770114942">
                <text:p>0.580459770114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0.577142857142857">
                <text:p>0.577142857142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3.1578947368421">
                <text:p>23.1578947368421</text:p>
              </table:table-cell>
              <table:table-cell office:value-type="float" office:value="0.573863636363636">
                <text:p>0.5738636363636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.987012987013">
                <text:p>22.987012987013</text:p>
              </table:table-cell>
              <table:table-cell office:value-type="float" office:value="0.570621468926554">
                <text:p>0.5706214689265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.8205128205128">
                <text:p>22.8205128205128</text:p>
              </table:table-cell>
              <table:table-cell office:value-type="float" office:value="0.567415730337079">
                <text:p>0.567415730337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.6582278481013">
                <text:p>22.6582278481013</text:p>
              </table:table-cell>
              <table:table-cell office:value-type="float" office:value="0.564245810055866">
                <text:p>0.564245810055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.5">
                <text:p>22.5</text:p>
              </table:table-cell>
              <table:table-cell office:value-type="float" office:value="0.561111111111111">
                <text:p>0.561111111111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2.3456790123457">
                <text:p>22.3456790123457</text:p>
              </table:table-cell>
              <table:table-cell office:value-type="float" office:value="0.558011049723757">
                <text:p>0.558011049723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.1951219512195">
                <text:p>22.1951219512195</text:p>
              </table:table-cell>
              <table:table-cell office:value-type="float" office:value="0.554945054945055">
                <text:p>0.554945054945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2.0481927710843">
                <text:p>22.0481927710843</text:p>
              </table:table-cell>
              <table:table-cell office:value-type="float" office:value="0.551912568306011">
                <text:p>0.551912568306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0.548913043478261">
                <text:p>0.5489130434782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.7647058823529">
                <text:p>21.7647058823529</text:p>
              </table:table-cell>
              <table:table-cell office:value-type="float" office:value="0.545945945945946">
                <text:p>0.545945945945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.6279069767442">
                <text:p>21.6279069767442</text:p>
              </table:table-cell>
              <table:table-cell office:value-type="float" office:value="0.543010752688172">
                <text:p>0.543010752688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.4942528735632">
                <text:p>21.4942528735632</text:p>
              </table:table-cell>
              <table:table-cell office:value-type="float" office:value="0.540106951871658">
                <text:p>0.540106951871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.3636363636364">
                <text:p>21.3636363636364</text:p>
              </table:table-cell>
              <table:table-cell office:value-type="float" office:value="0.537234042553192">
                <text:p>0.537234042553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.2359550561798">
                <text:p>21.2359550561798</text:p>
              </table:table-cell>
              <table:table-cell office:value-type="float" office:value="0.534391534391534">
                <text:p>0.534391534391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0.531578947368421">
                <text:p>0.531578947368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.989010989011">
                <text:p>20.989010989011</text:p>
              </table:table-cell>
              <table:table-cell office:value-type="float" office:value="0.528795811518325">
                <text:p>0.528795811518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.752688172043">
                <text:p>20.752688172043</text:p>
              </table:table-cell>
              <table:table-cell office:value-type="float" office:value="0.523316062176166">
                <text:p>0.523316062176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.6382978723404">
                <text:p>20.6382978723404</text:p>
              </table:table-cell>
              <table:table-cell office:value-type="float" office:value="0.520618556701031">
                <text:p>0.520618556701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.5263157894737">
                <text:p>20.5263157894737</text:p>
              </table:table-cell>
              <table:table-cell office:value-type="float" office:value="0.517948717948718">
                <text:p>0.517948717948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0.51530612244898">
                <text:p>0.51530612244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.3092783505155">
                <text:p>20.3092783505155</text:p>
              </table:table-cell>
              <table:table-cell office:value-type="float" office:value="0.512690355329949">
                <text:p>0.512690355329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.2040816326531">
                <text:p>20.2040816326531</text:p>
              </table:table-cell>
              <table:table-cell office:value-type="float" office:value="0.51010101010101">
                <text:p>0.51010101010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.1010101010101">
                <text:p>20.1010101010101</text:p>
              </table:table-cell>
              <table:table-cell office:value-type="float" office:value="0.507537688442211">
                <text:p>0.507537688442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">
                <text:p>30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2525">
                <text:p>0.2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">
                <text:p>400</text:p>
              </table:table-cell>
              <table:table-cell office:value-type="float" office:value="12.5">
                <text:p>12.5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0.168333333333333">
                <text:p>0.168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0">
                <text:p>60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0.144285714285714">
                <text:p>0.144285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0">
                <text:p>700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0.12625">
                <text:p>0.12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0">
                <text:p>800</text:p>
              </table:table-cell>
              <table:table-cell office:value-type="float" office:value="11.25">
                <text:p>11.25</text:p>
              </table:table-cell>
              <table:table-cell office:value-type="float" office:value="0.112222222222222">
                <text:p>0.112222222222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">
                <text:p>1000</text:p>
              </table:table-cell>
              <table:table-cell office:value-type="float" office:value="11">
                <text:p>11</text:p>
              </table:table-cell>
              <table:table-cell office:value-type="float" office:value="0.0918181818181818">
                <text:p>0.0918181818181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">
                <text:p>2000</text:p>
              </table:table-cell>
              <table:table-cell office:value-type="float" office:value="10.5">
                <text:p>10.5</text:p>
              </table:table-cell>
              <table:table-cell office:value-type="float" office:value="0.0480952380952381">
                <text:p>0.04809523809523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00">
                <text:p>10000</text:p>
              </table:table-cell>
              <table:table-cell office:value-type="float" office:value="10.1">
                <text:p>10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i>p</math:mi>
          <math:mo math:stretchy="false">)</math:mo>
        </math:mrow>
        <math:mo math:stretchy="false">=</math:mo>
        <math:mrow>
          <math:mn>10</math:mn>
          <math:mo math:stretchy="false">+</math:mo>
          <math:mfrac>
            <math:mn>1000</math:mn>
            <math:mi>P</math:mi>
          </math:mfrac>
        </math:mrow>
      </math:mrow>
    </math:mrow>
    <math:annotation math:encoding="StarMath 5.0">t(p) = 10 + 1000 over P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sub>
          <math:mi>t</math:mi>
          <math:mi math:fontstyle="italic">par</math:mi>
        </math:msub>
        <math:msub>
          <math:mi>t</math:mi>
          <math:mi math:fontstyle="italic">seq</math:mi>
        </math:msub>
      </math:mfrac>
    </math:mrow>
    <math:annotation math:encoding="StarMath 5.0">P = {t_par} over {t_seq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row>
            <math:mi>i</math:mi>
            <math:mi>j</math:mi>
          </math:mrow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row>
              <math:mi>i</math:mi>
              <math:mi>k</math:mi>
            </math:mrow>
          </math:msub>
        </math:mrow>
      </math:mrow>
      <math:msub>
        <math:mi>b</math:mi>
        <math:mrow>
          <math:mi>k</math:mi>
          <math:mi>j</math:mi>
        </math:mrow>
      </math:msub>
    </math:mrow>
    <math:annotation math:encoding="StarMath 5.0">c_{i j} = sum from {k=1} to N a_{i k} b_{k j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sub>
            <math:mi>t</math:mi>
            <math:mn>0</math:mn>
          </math:msub>
          <math:mo math:stretchy="false">+</math:mo>
          <math:mrow>
            <math:mi>n</math:mi>
            <math:mo math:stretchy="false">/</math:mo>
            <math:mi>B</math:mi>
          </math:mrow>
        </math:mrow>
      </math:mrow>
    </math:mrow>
    <math:annotation math:encoding="StarMath 5.0">t(n) = t_0 + n / B</math:annotation>
  </math:semantics>
</math:math>
</file>

<file path=Object 17/content.xml><?xml version="1.0" encoding="utf-8"?>
<math xmlns="http://www.w3.org/1998/Math/MathML" display="block">
  <semantics>
    <mrow>
      <mrow>
        <mi mathvariant="italic">rate</mi>
        <mo stretchy="false">=</mo>
        <mfrac>
          <mi>n</mi>
          <mi>t</mi>
        </mfrac>
        <mo stretchy="false">=</mo>
        <mfrac>
          <mi>B</mi>
          <mrow>
            <mi>B</mi>
            <mrow>
              <mrow>
                <msub>
                  <mi>t</mi>
                  <mn>0</mn>
                </msub>
                <mo stretchy="false">/</mo>
                <mi>n</mi>
              </mrow>
              <mo stretchy="false">+</mo>
              <mn>1</mn>
            </mrow>
          </mrow>
        </mfrac>
      </mrow>
      <mspace width="2em"/>
      <mo stretchy="false">⇒</mo>
      <mspace width="2em"/>
      <mrow>
        <msub>
          <mi>n</mi>
          <mrow>
            <mn>1</mn>
            <mo stretchy="false">/</mo>
            <mn>2</mn>
          </mrow>
        </msub>
        <mo stretchy="false">=</mo>
        <mi>B</mi>
      </mrow>
      <msub>
        <mi>t</mi>
        <mn>0</mn>
      </msub>
    </mrow>
    <annotation encoding="StarMath 5.0">rate = {n} over {t} = B over { B t_0 / n + 1} ~ drarrow ~ n_{ 1/2 } = B t_0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sub>
            <mi>t</mi>
            <mn>0</mn>
          </msub>
          <mo stretchy="false">+</mo>
          <mrow>
            <mi>n</mi>
            <mo stretchy="false">/</mo>
            <mi>B</mi>
          </mrow>
        </mrow>
      </mrow>
    </mrow>
    <annotation encoding="StarMath 5.0">t(n) = t_0 + n / B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n>2</math:mn>
            <math:msup>
              <math:mi>N</math:mi>
              <math:mn>3</math:mn>
            </math:msup>
          </math:mrow>
        </math:mtd>
        <math:mtd>
          <math:mrow>
            <math:mstyle math:fontstyle="normal">
              <math:mrow>
                <math:mi>FLOPs</math:mi>
              </math:mrow>
            </math:mstyle>
          </math:mrow>
        </math:mtd>
      </math:mtr>
      <math:mtr>
        <math:mtd>
          <math:mrow>
            <math:mn>2</math:mn>
            <math:msup>
              <math:mi>N</math:mi>
              <math:mn>3</math:mn>
            </math:msup>
          </math:mrow>
        </math:mtd>
        <math:mtd>
          <math:mstyle math:fontstyle="normal">
            <math:mrow>
              <math:mrow>
                <math:mi>memory</math:mi>
                <math:mi>loads</math:mi>
              </math:mrow>
            </math:mrow>
          </math:mstyle>
        </math:mtd>
      </math:mtr>
    </math:mtable>
    <math:annotation math:encoding="StarMath 5.0">matrix {
2 N^3 # alignl {nitalic FLOPs} ##
2 N^3 # nitalic {memory loads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row>
            <math:mi>i</math:mi>
            <math:mi>j</math:mi>
          </math:mrow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row>
              <math:mi>i</math:mi>
              <math:mi>k</math:mi>
            </math:mrow>
          </math:msub>
        </math:mrow>
      </math:mrow>
      <math:msub>
        <math:mi>b</math:mi>
        <math:mrow>
          <math:mi>k</math:mi>
          <math:mi>j</math:mi>
        </math:mrow>
      </math:msub>
    </math:mrow>
    <math:annotation math:encoding="StarMath 5.0">c_{i j} = sum from {k=1} to N a_{i k} b_{k j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n>2</math:mn>
            <math:msup>
              <math:mi>N</math:mi>
              <math:mn>3</math:mn>
            </math:msup>
          </math:mrow>
        </math:mtd>
        <math:mtd>
          <math:mrow>
            <math:mstyle math:fontstyle="normal">
              <math:mrow>
                <math:mi>FLOPs</math:mi>
              </math:mrow>
            </math:mstyle>
          </math:mrow>
        </math:mtd>
      </math:mtr>
      <math:mtr>
        <math:mtd>
          <math:mrow>
            <math:mn>3</math:mn>
            <math:msup>
              <math:mi>N</math:mi>
              <math:mn>3</math:mn>
            </math:msup>
          </math:mrow>
        </math:mtd>
        <math:mtd>
          <math:mstyle math:fontstyle="normal">
            <math:mrow>
              <math:mrow>
                <math:mi>memory</math:mi>
                <math:mrow>
                  <math:mi>load</math:mi>
                  <math:mo math:stretchy="false">+</math:mo>
                  <math:mi>store</math:mi>
                </math:mrow>
              </math:mrow>
            </math:mrow>
          </math:mstyle>
        </math:mtd>
      </math:mtr>
    </math:mtable>
    <math:annotation math:encoding="StarMath 5.0">matrix {
2 N^3 # alignl {nitalic FLOPs} ##
3 N^3 # nitalic {memory load+store}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row>
            <math:mi>i</math:mi>
            <math:mi>j</math:mi>
          </math:mrow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row>
              <math:mi>i</math:mi>
              <math:mi>k</math:mi>
            </math:mrow>
          </math:msub>
        </math:mrow>
      </math:mrow>
      <math:msub>
        <math:mi>b</math:mi>
        <math:mrow>
          <math:mi>k</math:mi>
          <math:mi>j</math:mi>
        </math:mrow>
      </math:msub>
    </math:mrow>
    <math:annotation math:encoding="StarMath 5.0">c_{i j} = sum from {k=1} to N a_{i k} b_{k j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n>2</math:mn>
            <math:msup>
              <math:mi>N</math:mi>
              <math:mn>3</math:mn>
            </math:msup>
          </math:mrow>
        </math:mtd>
        <math:mtd>
          <math:mrow>
            <math:mstyle math:fontstyle="normal">
              <math:mrow>
                <math:mi>FLOPs</math:mi>
              </math:mrow>
            </math:mstyle>
          </math:mrow>
        </math:mtd>
      </math:mtr>
      <math:mtr>
        <math:mtd>
          <math:mrow>
            <math:mn>3</math:mn>
            <math:msup>
              <math:mi>N</math:mi>
              <math:mn>3</math:mn>
            </math:msup>
          </math:mrow>
        </math:mtd>
        <math:mtd>
          <math:mstyle math:fontstyle="normal">
            <math:mrow>
              <math:mrow>
                <math:mi>memory</math:mi>
                <math:mrow>
                  <math:mi>load</math:mi>
                  <math:mo math:stretchy="false">+</math:mo>
                  <math:mi>store</math:mi>
                </math:mrow>
              </math:mrow>
            </math:mrow>
          </math:mstyle>
        </math:mtd>
      </math:mtr>
    </math:mtable>
    <math:annotation math:encoding="StarMath 5.0">matrix {
2 N^3 # alignl {nitalic FLOPs} ##
3 N^3 # nitalic {memory load+store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row>
            <math:mi>i</math:mi>
            <math:mi>j</math:mi>
          </math:mrow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row>
              <math:mi>i</math:mi>
              <math:mi>k</math:mi>
            </math:mrow>
          </math:msub>
        </math:mrow>
      </math:mrow>
      <math:msub>
        <math:mi>b</math:mi>
        <math:mrow>
          <math:mi>k</math:mi>
          <math:mi>j</math:mi>
        </math:mrow>
      </math:msub>
    </math:mrow>
    <math:annotation math:encoding="StarMath 5.0">c_{i j} = sum from {k=1} to N a_{i k} b_{k j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S</math:mi>
          <math:mrow>
            <math:mrow>
              <math:mo math:stretchy="false">(</math:mo>
              <math:mi>P</math:mi>
              <math:mo math:stretchy="false">)</math:mo>
            </math:mrow>
            <math:mo math:stretchy="false">=</math:mo>
            <math:mfrac>
              <math:mrow>
                <math:mi>t</math:mi>
                <math:mrow>
                  <math:mo math:stretchy="false">(</math:mo>
                  <math:mn>1</math:mn>
                  <math:mo math:stretchy="false">)</math:mo>
                </math:mrow>
              </math:mrow>
              <math:mrow>
                <math:mi>t</math:mi>
                <math:mrow>
                  <math:mo math:stretchy="false">(</math:mo>
                  <math:mi>P</math:mi>
                  <math:mo math:stretchy="false">)</math:mo>
                </math:mrow>
              </math:mrow>
            </math:mfrac>
          </math:mrow>
          <math:mi/>
          <math:msub>
            <math:mi>S</math:mi>
            <math:mstyle math:fontstyle="normal">
              <math:mrow>
                <math:mi>ideal</math:mi>
              </math:mrow>
            </math:mstyle>
          </math:msub>
          <math:mrow>
            <math:mrow>
              <math:mo math:stretchy="false">(</math:mo>
              <math:mi>P</math:mi>
              <math:mo math:stretchy="false">)</math:mo>
            </math:mrow>
            <math:mo math:stretchy="false">=</math:mo>
            <math:mi>P</math:mi>
          </math:mrow>
          <math:mtext>              </math:mtext>
        </math:mrow>
      </math:mtr>
      <math:mtr/>
      <math:mtr>
        <math:mrow>
          <math:mo math:stretchy="false">ε</math:mo>
          <math:mrow>
            <math:mrow>
              <math:mrow>
                <math:mrow>
                  <math:mo math:stretchy="false">(</math:mo>
                  <math:mi>P</math:mi>
                  <math:mo math:stretchy="false">)</math:mo>
                </math:mrow>
                <math:mo math:stretchy="false">=</math:mo>
                <math:mfrac>
                  <math:mrow>
                    <math:mi>S</math:mi>
                    <math:mrow>
                      <math:mo math:stretchy="false">(</math:mo>
                      <math:mi>P</math:mi>
                      <math:mo math:stretchy="false">)</math:mo>
                    </math:mrow>
                  </math:mrow>
                  <math:mi>P</math:mi>
                </math:mfrac>
              </math:mrow>
              <math:mo math:stretchy="false">=</math:mo>
              <math:mfrac>
                <math:mrow>
                  <math:mi>t</math:mi>
                  <math:mrow>
                    <math:mo math:stretchy="false">(</math:mo>
                    <math:mn>1</math:mn>
                    <math:mo math:stretchy="false">)</math:mo>
                  </math:mrow>
                </math:mrow>
                <math:mrow>
                  <math:mi>P</math:mi>
                  <math:mi>t</math:mi>
                  <math:mrow>
                    <math:mo math:stretchy="false">(</math:mo>
                    <math:mi>P</math:mi>
                    <math:mo math:stretchy="false">)</math:mo>
                  </math:mrow>
                </math:mrow>
              </math:mfrac>
            </math:mrow>
            <math:mo math:stretchy="false">≤</math:mo>
            <math:mn>1</math:mn>
          </math:mrow>
          <math:mi/>
          <math:msub>
            <math:mo math:stretchy="false">ε</math:mo>
            <math:mstyle math:fontstyle="normal">
              <math:mrow>
                <math:mi>ideal</math:mi>
              </math:mrow>
            </math:mstyle>
          </math:msub>
          <math:mrow>
            <math:mrow>
              <math:mo math:stretchy="false">(</math:mo>
              <math:mi>P</math:mi>
              <math:mo math:stretchy="false">)</math:mo>
            </math:mrow>
            <math:mo math:stretchy="false">=</math:mo>
            <math:mn>1</math:mn>
          </math:mrow>
        </math:mrow>
      </math:mtr>
      <math:mtr/>
      <math:mtr>
        <math:mrow>
          <math:mi>t</math:mi>
          <math:mrow>
            <math:mrow>
              <math:mo math:stretchy="false">(</math:mo>
              <math:mrow>
                <math:mi>P</math:mi>
                <math:mi>,</math:mi>
                <math:mi>N</math:mi>
                <math:mi>,</math:mi>
                <math:mo math:stretchy="false">ε</math:mo>
              </math:mrow>
              <math:mo math:stretchy="false">)</math:mo>
            </math:mrow>
            <math:mo math:stretchy="false">=</math:mo>
            <math:mtext>                                    </math:mtext>
          </math:mrow>
        </math:mrow>
      </math:mtr>
    </math:mtable>
    <math:annotation math:encoding="StarMath 5.0">S(P) = {t(1)} over {t(P)}  ~ ~ ~ S_{nitalic ideal}(P) = P  "              " newline
newline

%epsilon(P) = {S(P)} over P = {t(1)} over {P t(P)} &lt;= 1 ~ ~ ~ %epsilon_{nitalic ideal}(P) = 1 newline

newline
t(P,N,%epsilon) = "                                    "</math:annotation>
  </math:semantics>
</math:math>
</file>